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5.5823in" svg:y="0.5327in">
            <draw:object draw:notify-on-update-of-ranges="sheet1.C1:sheet1.C1 sheet1.C2:sheet1.C16 sheet1.D1:sheet1.D1 sheet1.D2:sheet1.D16 sheet1.C1:sheet1.C1 sheet1.C2:sheet1.C16 sheet1.E1:sheet1.E1 sheet1.E2:sheet1.E16 sheet1.C1:sheet1.C1 sheet1.C2:sheet1.C16 sheet1.F1:sheet1.F1 sheet1.F2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NR</text:p>
          </table:table-cell>
          <table:table-cell office:value-type="string" calcext:value-type="string">
            <text:p>Eb/N0</text:p>
          </table:table-cell>
          <table:table-cell office:value-type="string" calcext:value-type="string">
            <text:p>1200 baud</text:p>
          </table:table-cell>
          <table:table-cell office:value-type="string" calcext:value-type="string">
            <text:p>2400 baud</text:p>
          </table:table-cell>
          <table:table-cell office:value-type="string" calcext:value-type="string">
            <text:p>4800 baud</text:p>
          </table:table-cell>
          <table:table-cell/>
          <table:table-cell office:value-type="string" calcext:value-type="string">
            <text:p>samp_rate</text:p>
          </table:table-cell>
          <table:table-cell table:style-name="ce1" office:value-type="string" calcext:value-type="string">
            <text:p>28.8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20*LOG10(1/[.A2])" office:value-type="float" office:value="40" calcext:value-type="float">
            <text:p>40</text:p>
          </table:table-cell>
          <table:table-cell table:formula="of:=20*LOG10(1/[.A2]*1.35)" office:value-type="float" office:value="42.6066753699001" calcext:value-type="float">
            <text:p>42.6066753699001</text:p>
          </table:table-cell>
          <table:table-cell office:value-type="float" office:value="0.00750093761720215" calcext:value-type="float">
            <text:p>0.007500937617202</text:p>
          </table:table-cell>
          <table:table-cell office:value-type="float" office:value="0.031503937992249" calcext:value-type="float">
            <text:p>0.031503937992249</text:p>
          </table:table-cell>
          <table:table-cell office:value-type="float" office:value="0.0635158789697424" calcext:value-type="float">
            <text:p>0.063515878969743</text:p>
          </table:table-cell>
          <table:table-cell table:number-columns-repeated="3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20*LOG10(1/[.A3])" office:value-type="float" office:value="32.0411998265592" calcext:value-type="float">
            <text:p>32.0411998265592</text:p>
          </table:table-cell>
          <table:table-cell table:formula="of:=20*LOG10(1/[.A3]*1.35)" office:value-type="float" office:value="34.6478751964594" calcext:value-type="float">
            <text:p>34.6478751964594</text:p>
          </table:table-cell>
          <table:table-cell office:value-type="float" office:value="0.00750093761720215" calcext:value-type="float">
            <text:p>0.007500937617202</text:p>
          </table:table-cell>
          <table:table-cell office:value-type="float" office:value="0.031503937992249" calcext:value-type="float">
            <text:p>0.031503937992249</text:p>
          </table:table-cell>
          <table:table-cell office:value-type="float" office:value="0.0315078769692423" calcext:value-type="float">
            <text:p>0.031507876969242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20*LOG10(1/[.A4])" office:value-type="float" office:value="26.0205999132796" calcext:value-type="float">
            <text:p>26.0205999132796</text:p>
          </table:table-cell>
          <table:table-cell table:formula="of:=20*LOG10(1/[.A4]*1.35)" office:value-type="float" office:value="28.6272752831797" calcext:value-type="float">
            <text:p>28.6272752831797</text:p>
          </table:table-cell>
          <table:table-cell office:value-type="float" office:value="0.00750093761720215" calcext:value-type="float">
            <text:p>0.007500937617202</text:p>
          </table:table-cell>
          <table:table-cell office:value-type="float" office:value="0.031503937992249" calcext:value-type="float">
            <text:p>0.031503937992249</text:p>
          </table:table-cell>
          <table:table-cell office:value-type="float" office:value="0.000750187546886722" calcext:value-type="float">
            <text:p>0.000750187546887</text:p>
          </table:table-cell>
          <table:table-cell table:number-columns-repeated="3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formula="of:=20*LOG10(1/[.A5])" office:value-type="float" office:value="22.498774732166" calcext:value-type="float">
            <text:p>22.498774732166</text:p>
          </table:table-cell>
          <table:table-cell table:formula="of:=20*LOG10(1/[.A5]*1.35)" office:value-type="float" office:value="25.1054501020661" calcext:value-type="float">
            <text:p>25.1054501020661</text:p>
          </table:table-cell>
          <table:table-cell office:value-type="float" office:value="0.000750093761720215" calcext:value-type="float">
            <text:p>0.00075009376172</text:p>
          </table:table-cell>
          <table:table-cell office:value-type="float" office:value="0.0247530941367671" calcext:value-type="float">
            <text:p>0.024753094136767</text:p>
          </table:table-cell>
          <table:table-cell office:value-type="float" office:value="0.0436359089772443" calcext:value-type="float">
            <text:p>0.04363590897724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0*LOG10(1/[.A6])" office:value-type="float" office:value="20" calcext:value-type="float">
            <text:p>20</text:p>
          </table:table-cell>
          <table:table-cell table:formula="of:=20*LOG10(1/[.A6]*1.35)" office:value-type="float" office:value="22.6066753699001" calcext:value-type="float">
            <text:p>22.6066753699001</text:p>
          </table:table-cell>
          <table:table-cell office:value-type="float" office:value="0.000750093761720215" calcext:value-type="float">
            <text:p>0.00075009376172</text:p>
          </table:table-cell>
          <table:table-cell office:value-type="float" office:value="0.021002625328166" calcext:value-type="float">
            <text:p>0.021002625328166</text:p>
          </table:table-cell>
          <table:table-cell office:value-type="float" office:value="0.244936234058515" calcext:value-type="float">
            <text:p>0.24493623405851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20*LOG10(1/[.A7])" office:value-type="float" office:value="13.9794000867204" calcext:value-type="float">
            <text:p>13.9794000867204</text:p>
          </table:table-cell>
          <table:table-cell table:formula="of:=20*LOG10(1/[.A7]*1.35)" office:value-type="float" office:value="16.5860754566205" calcext:value-type="float">
            <text:p>16.5860754566205</text:p>
          </table:table-cell>
          <table:table-cell office:value-type="float" office:value="0.0882610326290786" calcext:value-type="float">
            <text:p>0.088261032629079</text:p>
          </table:table-cell>
          <table:table-cell office:value-type="float" office:value="0.222402800350044" calcext:value-type="float">
            <text:p>0.222402800350044</text:p>
          </table:table-cell>
          <table:table-cell office:value-type="float" office:value="0.303575893973493" calcext:value-type="float">
            <text:p>0.30357589397349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20*LOG10(1/[.A8])" office:value-type="float" office:value="10.4575749056068" calcext:value-type="float">
            <text:p>10.4575749056068</text:p>
          </table:table-cell>
          <table:table-cell table:formula="of:=20*LOG10(1/[.A8]*1.35)" office:value-type="float" office:value="13.0642502755069" calcext:value-type="float">
            <text:p>13.0642502755069</text:p>
          </table:table-cell>
          <table:table-cell office:value-type="float" office:value="0.1410176272034" calcext:value-type="float">
            <text:p>0.1410176272034</text:p>
          </table:table-cell>
          <table:table-cell office:value-type="float" office:value="0.224528066008251" calcext:value-type="float">
            <text:p>0.224528066008251</text:p>
          </table:table-cell>
          <table:table-cell office:value-type="float" office:value="0.354713678419605" calcext:value-type="float">
            <text:p>0.35471367841960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20*LOG10(1/[.A9])" office:value-type="float" office:value="7.95880017344075" calcext:value-type="float">
            <text:p>7.95880017344075</text:p>
          </table:table-cell>
          <table:table-cell table:formula="of:=20*LOG10(1/[.A9]*1.35)" office:value-type="float" office:value="10.5654755433409" calcext:value-type="float">
            <text:p>10.5654755433409</text:p>
          </table:table-cell>
          <table:table-cell office:value-type="float" office:value="0.199899987498437" calcext:value-type="float">
            <text:p>0.199899987498437</text:p>
          </table:table-cell>
          <table:table-cell office:value-type="float" office:value="0.262157769721215" calcext:value-type="float">
            <text:p>0.262157769721215</text:p>
          </table:table-cell>
          <table:table-cell office:value-type="float" office:value="0.330207551887972" calcext:value-type="float">
            <text:p>0.33020755188797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0*LOG10(1/[.A10])" office:value-type="float" office:value="6.02059991327962" calcext:value-type="float">
            <text:p>6.02059991327962</text:p>
          </table:table-cell>
          <table:table-cell table:formula="of:=20*LOG10(1/[.A10]*1.35)" office:value-type="float" office:value="8.62727528317975" calcext:value-type="float">
            <text:p>8.62727528317975</text:p>
          </table:table-cell>
          <table:table-cell office:value-type="float" office:value="0.218152269033629" calcext:value-type="float">
            <text:p>0.218152269033629</text:p>
          </table:table-cell>
          <table:table-cell office:value-type="float" office:value="0.213776722090261" calcext:value-type="float">
            <text:p>0.213776722090261</text:p>
          </table:table-cell>
          <table:table-cell office:value-type="float" office:value="0.329207301825456" calcext:value-type="float">
            <text:p>0.329207301825456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20*LOG10(1/[.A11])" office:value-type="float" office:value="2.498774732166" calcext:value-type="float">
            <text:p>2.498774732166</text:p>
          </table:table-cell>
          <table:table-cell table:formula="of:=20*LOG10(1/[.A11]*1.35)" office:value-type="float" office:value="5.10545010206612" calcext:value-type="float">
            <text:p>5.10545010206612</text:p>
          </table:table-cell>
          <table:table-cell office:value-type="float" office:value="0.300787598449806" calcext:value-type="float">
            <text:p>0.300787598449806</text:p>
          </table:table-cell>
          <table:table-cell office:value-type="float" office:value="0.316414551818977" calcext:value-type="float">
            <text:p>0.316414551818977</text:p>
          </table:table-cell>
          <table:table-cell office:value-type="float" office:value="0.3832208052013" calcext:value-type="float">
            <text:p>0.38322080520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*LOG10(1/[.A12])" office:value-type="float" office:value="0" calcext:value-type="float">
            <text:p>0</text:p>
          </table:table-cell>
          <table:table-cell table:formula="of:=20*LOG10(1/[.A12]*1.35)" office:value-type="float" office:value="2.60667536990012" calcext:value-type="float">
            <text:p>2.60667536990012</text:p>
          </table:table-cell>
          <table:table-cell office:value-type="float" office:value="0.450681335166896" calcext:value-type="float">
            <text:p>0.450681335166896</text:p>
          </table:table-cell>
          <table:table-cell office:value-type="float" office:value="0.455181897737217" calcext:value-type="float">
            <text:p>0.455181897737217</text:p>
          </table:table-cell>
          <table:table-cell office:value-type="float" office:value="0.488622155538885" calcext:value-type="float">
            <text:p>0.488622155538885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20*LOG10(1/[.A13])" office:value-type="float" office:value="-1.93820026016113" calcext:value-type="float">
            <text:p>-1.93820026016113</text:p>
          </table:table-cell>
          <table:table-cell table:formula="of:=20*LOG10(1/[.A13]*1.35)" office:value-type="float" office:value="0.668475109738995" calcext:value-type="float">
            <text:p>0.668475109738995</text:p>
          </table:table-cell>
          <table:table-cell office:value-type="float" office:value="0.567445930741343" calcext:value-type="float">
            <text:p>0.567445930741343</text:p>
          </table:table-cell>
          <table:table-cell office:value-type="float" office:value="0.552819102387798" calcext:value-type="float">
            <text:p>0.552819102387798</text:p>
          </table:table-cell>
          <table:table-cell office:value-type="float" office:value="0.533508377094274" calcext:value-type="float">
            <text:p>0.53350837709427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20*LOG10(1/[.A14])" office:value-type="float" office:value="-3.52182518111363" calcext:value-type="float">
            <text:p>-3.52182518111363</text:p>
          </table:table-cell>
          <table:table-cell table:formula="of:=20*LOG10(1/[.A14]*1.35)" office:value-type="float" office:value="-0.915149811213502" calcext:value-type="float">
            <text:p>-0.915149811213502</text:p>
          </table:table-cell>
          <table:table-cell office:value-type="float" office:value="0.607825978247281" calcext:value-type="float">
            <text:p>0.607825978247281</text:p>
          </table:table-cell>
          <table:table-cell office:value-type="float" office:value="0.591573946743343" calcext:value-type="float">
            <text:p>0.591573946743343</text:p>
          </table:table-cell>
          <table:table-cell office:value-type="float" office:value="0.56064016004001" calcext:value-type="float">
            <text:p>0.56064016004001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20*LOG10(1/[.A15])" office:value-type="float" office:value="-4.86076097372589" calcext:value-type="float">
            <text:p>-4.86076097372589</text:p>
          </table:table-cell>
          <table:table-cell table:formula="of:=20*LOG10(1/[.A15]*1.35)" office:value-type="float" office:value="-2.25408560382577" calcext:value-type="float">
            <text:p>-2.25408560382577</text:p>
          </table:table-cell>
          <table:table-cell office:value-type="float" office:value="0.618827353419177" calcext:value-type="float">
            <text:p>0.618827353419177</text:p>
          </table:table-cell>
          <table:table-cell office:value-type="float" office:value="0.60370046255782" calcext:value-type="float">
            <text:p>0.60370046255782</text:p>
          </table:table-cell>
          <table:table-cell office:value-type="float" office:value="0.580645161290323" calcext:value-type="float">
            <text:p>0.5806451612903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*LOG10(1/[.A16])" office:value-type="float" office:value="-6.02059991327962" calcext:value-type="float">
            <text:p>-6.02059991327962</text:p>
          </table:table-cell>
          <table:table-cell table:formula="of:=20*LOG10(1/[.A16]*1.35)" office:value-type="float" office:value="-3.4139245433795" calcext:value-type="float">
            <text:p>-3.4139245433795</text:p>
          </table:table-cell>
          <table:table-cell office:value-type="float" office:value="0.621702712839105" calcext:value-type="float">
            <text:p>0.621702712839105</text:p>
          </table:table-cell>
          <table:table-cell office:value-type="float" office:value="0.611576447055882" calcext:value-type="float">
            <text:p>0.611576447055882</text:p>
          </table:table-cell>
          <table:table-cell office:value-type="float" office:value="0.589897474368592" calcext:value-type="float">
            <text:p>0.5898974743685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01:38.835142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0:57:04.763928305</meta:creation-date>
    <dc:date>2021-04-21T13:42:24.970240206</dc:date>
    <meta:editing-duration>P14DT5H56M44S</meta:editing-duration>
    <meta:editing-cycles>111</meta:editing-cycles>
    <meta:generator>LibreOffice/7.0.3.1$Linux_X86_64 LibreOffice_project/00$Build-1</meta:generator>
    <meta:document-statistic meta:table-count="1" meta:cell-count="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65cm" svg:y="0.316cm" chart:style-name="ch2">
          <text:p>BER - OOK</text:p>
        </chart:title>
        <chart:subtitle svg:x="0cm" svg:y="0cm" chart:style-name="ch3">
          <text:p/>
        </chart:subtitle>
        <chart:legend chart:legend-position="end" svg:x="13.655cm" svg:y="3.705cm" style:legend-expansion="high" chart:style-name="ch4"/>
        <chart:plot-area chart:style-name="ch5" table:cell-range-address="sheet1.C1:sheet1.F16" chart:data-source-has-labels="row" svg:x="1.33cm" svg:y="1.275cm" svg:width="12.006cm" svg:height="6.569cm">
          <chart:coordinate-region svg:x="1.568cm" svg:y="1.474cm" svg:width="11.58cm" svg:height="5.723cm"/>
          <chart:axis chart:dimension="x" chart:name="primary-x" chart:style-name="ch6">
            <chart:title svg:x="6.482cm" svg:y="8.024cm" chart:style-name="ch7">
              <text:p>Eb/N0 (dB)</text:p>
            </chart:title>
            <chart:grid chart:style-name="ch8" chart:class="major"/>
          </chart:axis>
          <chart:axis chart:dimension="y" chart:name="primary-y" chart:style-name="ch9">
            <chart:title svg:x="0.451cm" svg:y="4.947cm" chart:style-name="ch10">
              <text:p>BER</text:p>
            </chart:title>
            <chart:grid chart:style-name="ch8" chart:class="major"/>
          </chart:axis>
          <chart:series chart:style-name="ch11" chart:values-cell-range-address="sheet1.D2:sheet1.D16" chart:label-cell-address="sheet1.D1:sheet1.D1" chart:class="chart:scatter">
            <chart:domain table:cell-range-address="sheet1.C2:sheet1.C16"/>
            <chart:data-point chart:repeated="15"/>
          </chart:series>
          <chart:series chart:style-name="ch12" chart:values-cell-range-address="sheet1.E2:sheet1.E16" chart:label-cell-address="sheet1.E1:sheet1.E1" chart:class="chart:scatter">
            <chart:data-point chart:repeated="15"/>
          </chart:series>
          <chart:series chart:style-name="ch13" chart:values-cell-range-address="sheet1.F2:sheet1.F16" chart:label-cell-address="sheet1.F1:sheet1.F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200 baud</text:p>
                <draw:g>
                  <svg:desc>sheet1.D1:sheet1.D1</svg:desc>
                </draw:g>
              </table:table-cell>
              <table:table-cell office:value-type="string">
                <text:p>2400 baud</text:p>
                <draw:g>
                  <svg:desc>sheet1.E1:sheet1.E1</svg:desc>
                </draw:g>
              </table:table-cell>
              <table:table-cell office:value-type="string">
                <text:p>4800 bau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6066753699001">
                <text:p>42.6066753699001</text:p>
                <draw:g>
                  <svg:desc>sheet1.C2:sheet1.C16</svg:desc>
                </draw:g>
              </table:table-cell>
              <table:table-cell office:value-type="float" office:value="0.00750093761720215">
                <text:p>0.00750093761720215</text:p>
                <draw:g>
                  <svg:desc>sheet1.D2:sheet1.D16</svg:desc>
                </draw:g>
              </table:table-cell>
              <table:table-cell office:value-type="float" office:value="0.031503937992249">
                <text:p>0.031503937992249</text:p>
                <draw:g>
                  <svg:desc>sheet1.E2:sheet1.E16</svg:desc>
                </draw:g>
              </table:table-cell>
              <table:table-cell office:value-type="float" office:value="0.0635158789697424">
                <text:p>0.0635158789697424</text:p>
                <draw:g>
                  <svg:desc>sheet1.F2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6478751964594">
                <text:p>34.6478751964594</text:p>
              </table:table-cell>
              <table:table-cell office:value-type="float" office:value="0.00750093761720215">
                <text:p>0.00750093761720215</text:p>
              </table:table-cell>
              <table:table-cell office:value-type="float" office:value="0.031503937992249">
                <text:p>0.031503937992249</text:p>
              </table:table-cell>
              <table:table-cell office:value-type="float" office:value="0.0315078769692423">
                <text:p>0.0315078769692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6272752831797">
                <text:p>28.6272752831797</text:p>
              </table:table-cell>
              <table:table-cell office:value-type="float" office:value="0.00750093761720215">
                <text:p>0.00750093761720215</text:p>
              </table:table-cell>
              <table:table-cell office:value-type="float" office:value="0.031503937992249">
                <text:p>0.031503937992249</text:p>
              </table:table-cell>
              <table:table-cell office:value-type="float" office:value="0.000750187546886722">
                <text:p>0.000750187546886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054501020661">
                <text:p>25.1054501020661</text:p>
              </table:table-cell>
              <table:table-cell office:value-type="float" office:value="0.000750093761720215">
                <text:p>0.000750093761720215</text:p>
              </table:table-cell>
              <table:table-cell office:value-type="float" office:value="0.0247530941367671">
                <text:p>0.0247530941367671</text:p>
              </table:table-cell>
              <table:table-cell office:value-type="float" office:value="0.0436359089772443">
                <text:p>0.043635908977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066753699001">
                <text:p>22.6066753699001</text:p>
              </table:table-cell>
              <table:table-cell office:value-type="float" office:value="0.000750093761720215">
                <text:p>0.000750093761720215</text:p>
              </table:table-cell>
              <table:table-cell office:value-type="float" office:value="0.021002625328166">
                <text:p>0.021002625328166</text:p>
              </table:table-cell>
              <table:table-cell office:value-type="float" office:value="0.244936234058515">
                <text:p>0.244936234058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860754566205">
                <text:p>16.5860754566205</text:p>
              </table:table-cell>
              <table:table-cell office:value-type="float" office:value="0.0882610326290786">
                <text:p>0.0882610326290786</text:p>
              </table:table-cell>
              <table:table-cell office:value-type="float" office:value="0.222402800350044">
                <text:p>0.222402800350044</text:p>
              </table:table-cell>
              <table:table-cell office:value-type="float" office:value="0.303575893973493">
                <text:p>0.30357589397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42502755069">
                <text:p>13.0642502755069</text:p>
              </table:table-cell>
              <table:table-cell office:value-type="float" office:value="0.1410176272034">
                <text:p>0.1410176272034</text:p>
              </table:table-cell>
              <table:table-cell office:value-type="float" office:value="0.224528066008251">
                <text:p>0.224528066008251</text:p>
              </table:table-cell>
              <table:table-cell office:value-type="float" office:value="0.354713678419605">
                <text:p>0.354713678419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654755433409">
                <text:p>10.5654755433409</text:p>
              </table:table-cell>
              <table:table-cell office:value-type="float" office:value="0.199899987498437">
                <text:p>0.199899987498437</text:p>
              </table:table-cell>
              <table:table-cell office:value-type="float" office:value="0.262157769721215">
                <text:p>0.262157769721215</text:p>
              </table:table-cell>
              <table:table-cell office:value-type="float" office:value="0.330207551887972">
                <text:p>0.330207551887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2727528317975">
                <text:p>8.62727528317975</text:p>
              </table:table-cell>
              <table:table-cell office:value-type="float" office:value="0.218152269033629">
                <text:p>0.218152269033629</text:p>
              </table:table-cell>
              <table:table-cell office:value-type="float" office:value="0.213776722090261">
                <text:p>0.213776722090261</text:p>
              </table:table-cell>
              <table:table-cell office:value-type="float" office:value="0.329207301825456">
                <text:p>0.329207301825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0545010206612">
                <text:p>5.10545010206612</text:p>
              </table:table-cell>
              <table:table-cell office:value-type="float" office:value="0.300787598449806">
                <text:p>0.300787598449806</text:p>
              </table:table-cell>
              <table:table-cell office:value-type="float" office:value="0.316414551818977">
                <text:p>0.316414551818977</text:p>
              </table:table-cell>
              <table:table-cell office:value-type="float" office:value="0.3832208052013">
                <text:p>0.3832208052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0667536990012">
                <text:p>2.60667536990012</text:p>
              </table:table-cell>
              <table:table-cell office:value-type="float" office:value="0.450681335166896">
                <text:p>0.450681335166896</text:p>
              </table:table-cell>
              <table:table-cell office:value-type="float" office:value="0.455181897737217">
                <text:p>0.455181897737217</text:p>
              </table:table-cell>
              <table:table-cell office:value-type="float" office:value="0.488622155538885">
                <text:p>0.488622155538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475109738995">
                <text:p>0.668475109738995</text:p>
              </table:table-cell>
              <table:table-cell office:value-type="float" office:value="0.567445930741343">
                <text:p>0.567445930741343</text:p>
              </table:table-cell>
              <table:table-cell office:value-type="float" office:value="0.552819102387798">
                <text:p>0.552819102387798</text:p>
              </table:table-cell>
              <table:table-cell office:value-type="float" office:value="0.533508377094274">
                <text:p>0.533508377094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15149811213502">
                <text:p>-0.915149811213502</text:p>
              </table:table-cell>
              <table:table-cell office:value-type="float" office:value="0.607825978247281">
                <text:p>0.607825978247281</text:p>
              </table:table-cell>
              <table:table-cell office:value-type="float" office:value="0.591573946743343">
                <text:p>0.591573946743343</text:p>
              </table:table-cell>
              <table:table-cell office:value-type="float" office:value="0.56064016004001">
                <text:p>0.56064016004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5408560382577">
                <text:p>-2.25408560382577</text:p>
              </table:table-cell>
              <table:table-cell office:value-type="float" office:value="0.618827353419177">
                <text:p>0.618827353419177</text:p>
              </table:table-cell>
              <table:table-cell office:value-type="float" office:value="0.60370046255782">
                <text:p>0.603700462557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4139245433795">
                <text:p>-3.4139245433795</text:p>
              </table:table-cell>
              <table:table-cell office:value-type="float" office:value="0.621702712839105">
                <text:p>0.621702712839105</text:p>
              </table:table-cell>
              <table:table-cell office:value-type="float" office:value="0.611576447055882">
                <text:p>0.611576447055882</text:p>
              </table:table-cell>
              <table:table-cell office:value-type="float" office:value="0.589897474368592">
                <text:p>0.589897474368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